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2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3" style:parent-style-name="DefaultParagraphFont" style:family="text">
      <style:text-properties style:font-name-complex="Times New Roman"/>
    </style:style>
    <style:style style:name="T4" style:parent-style-name="DefaultParagraphFont" style:family="text">
      <style:text-properties style:font-name-complex="Times New Roman"/>
    </style:style>
  </office:automatic-styles>
  <office:body>
    <office:text text:use-soft-page-breaks="true">
      <text:p text:style-name="P1">Pizza<text:s/>(basisrecept)</text:p>
      <text:p text:style-name="Normal">250 g bloem<text:s/></text:p>
      <text:p text:style-name="Normal">1 zakje gist (7 g)<text:s/></text:p>
      <text:p text:style-name="Normal">halve theelepel zout</text:p>
      <text:p text:style-name="Normal">140 g lauw water</text:p>
      <text:p text:style-name="Normal"/>
      <text:p text:style-name="Normal">tomatenpuree (of zelfgemaakte tomatenprut)</text:p>
      <text:p text:style-name="Normal">pizzabeleg naar wens</text:p>
      <text:p text:style-name="P2"/>
      <text:p text:style-name="Normal"/>
      <text:p text:style-name="Normal">Zorg voor een redelijk warme plaats<text:s/>(bijv. bij de verwarming, of in de oven op max 50<text:span text:style-name="T3">º</text:span>C).<text:s/></text:p>
      <text:p text:style-name="Normal">Meng de bloem met de gist, het zout en het water.</text:p>
      <text:p text:style-name="Normal">Kneed 10 minuten tot een zacht en soepel deeg (het moet niet plakkerig zijn)<text:span text:style-name="FootnoteReference"><text:note text:note-class="footnote" text:id="_ftn0"><text:note-citation>1</text:note-citation><text:note-body><text:p text:style-name="FootnoteText"><text:s/>Als het te plakkerig is doe je er nog wat bloem bij. Als het te droog<text:s/>(niet soepel) is doe je er (een HEEL klein) beetje water bij.</text:p></text:note-body></text:note></text:span></text:p>
      <text:p text:style-name="Normal">Smeer een deegkom (dun) in met olijfolie.</text:p>
      <text:p text:style-name="Normal">Maak een bal van het deeg, doe die in de deegkom en dek af met plastic folie.</text:p>
      <text:p text:style-name="Normal">Zet de kom met het deeg 1 uur op de warme plaats.</text:p>
      <text:p text:style-name="Normal"/>
      <text:p text:style-name="Normal">Als je het deeg niet meteen gebruikt kan je het (in plastic) in de koelkast zetten.</text:p>
      <text:p text:style-name="Normal">Voor gebruik nog een paar keer doorslaan.</text:p>
      <text:p text:style-name="Normal"/>
      <text:p text:style-name="Normal">Verwarm de oven voor op 220<text:span text:style-name="T4"><text:s/>º</text:span>C.</text:p>
      <text:p text:style-name="Normal">Rol het deeg uit tot een grote of 2 kleinere pizza’s (op een met bloem bestoven werkblad).</text:p>
      <text:p text:style-name="Normal">Doe tomatenpuree (of<text:s/>zelfgemaakte tomatenprut, bijv. met oregano) op de pizza’s.</text:p>
      <text:p text:style-name="Normal">Doe het pizzabeleg op de pizza(s).</text:p>
      <text:p text:style-name="Normal">Bak de pizza’s in 15-20 minuten in het midden van de oven.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StarSymbol" style:font-charset="x-symbol" svg:font-family="StarSymbol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nl" fo:country="NL" style:language-asian="nl" style:country-asian="NL" style:language-complex="ar" style:country-complex="SA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1388in"/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List" style:display-name="List" style:family="paragraph" style:parent-style-name="Textbody"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58in"/>
          <style:tab-stop style:type="right" style:position="6.6923in"/>
        </style:tab-stops>
      </style:paragraph-properties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FootnoteSymbol" style:display-name="Footnote Symbol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Footnoteanchor" style:display-name="Footnote anchor" style:family="text">
      <style:text-properties style:text-position="super 66.6%"/>
    </style:style>
    <style:style style:name="Title" style:display-name="Title" style:family="paragraph" style:parent-style-name="Normal" style:next-style-name="Normal">
      <style:paragraph-properties fo:border-top="none" fo:border-left="none" fo:border-bottom="0.0138in solid #4F81BD" fo:border-right="none" fo:padding-top="0in" fo:padding-left="0in" fo:padding-bottom="0.0555in" fo:padding-right="0in" style:shadow="none" fo:margin-bottom="0.2083in"/>
      <style:text-properties style:font-name="Cambria" style:font-name-asian="Times New Roman" style:font-name-complex="Times New Roman" fo:color="#17365D" fo:letter-spacing="0.0034in" fo:font-size="26pt" style:font-size-asian="26pt" style:font-size-complex="26pt" fo:hyphenate="false"/>
    </style:style>
    <style:style style:name="TitleChar" style:display-name="Title Char" style:family="text" style:parent-style-name="DefaultParagraphFont">
      <style:text-properties style:font-name="Cambria" style:font-name-asian="Times New Roman" style:font-name-complex="Times New Roman" fo:color="#17365D" fo:letter-spacing="0.0034in" style:letter-kerning="true" fo:font-size="26pt" style:font-size-asian="26pt" style:font-size-complex="26pt"/>
    </style:style>
    <style:style style:name="Subtitle" style:display-name="Subtitle" style:family="paragraph" style:parent-style-name="Normal" style:next-style-name="Normal">
      <style:text-properties style:font-name="Cambria" style:font-name-asian="Times New Roman" style:font-name-complex="Times New Roman" fo:font-style="italic" style:font-style-asian="italic" style:font-style-complex="italic" fo:color="#4F81BD" fo:letter-spacing="0.0104in" fo:hyphenate="false"/>
    </style:style>
    <style:style style:name="SubtitleChar" style:display-name="Subtitle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4F81BD" fo:letter-spacing="0.0104in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weight="bold" style:font-weight-asian="bold" style:font-weight-complex="bold" fo:font-style="italic" style:font-style-asian="italic" style:font-style-complex="italic" fo:color="#4F81BD"/>
    </style:style>
    <style:style style:name="FootnoteText" style:display-name="Footnote Text" style:family="paragraph" style:parent-style-name="Normal">
      <style:text-properties fo:font-size="10pt" style:font-size-asian="10pt" style:font-size-complex="10pt" fo:hyphenate="false"/>
    </style:style>
    <style:style style:name="FootnoteTextChar" style:display-name="Footnote Text Char" style:family="text" style:parent-style-name="DefaultParagraphFont">
      <style:text-properties fo:font-size="10pt" style:font-size-asian="10pt" style:font-size-complex="10pt"/>
    </style:style>
    <style:style style:name="FootnoteReference" style:display-name="Footnote Reference" style:family="text" style:parent-style-name="DefaultParagraphFont">
      <style:text-properties style:text-position="super 66.6%"/>
    </style:style>
    <text:notes-configuration text:note-class="footnote" text:citation-style-name="FootnoteReference" text:citation-body-style-name="FootnoteReferenc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R J</meta:initial-creator>
    <dc:creator>Rieks</dc:creator>
    <meta:creation-date>2014-01-26T13:56:00Z</meta:creation-date>
    <dc:date>2014-01-26T13:56:00Z</dc:date>
    <meta:print-date>2014-01-26T13:53:00Z</meta:print-date>
    <meta:template xlink:href="Normal.dotm" xlink:type="simple"/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user-defined meta:name="Docear4Word_StyleTitle">Springer LNCS</meta:user-defined>
    <meta:document-statistic meta:page-count="1" meta:paragraph-count="24" meta:word-count="180" meta:character-count="951" meta:row-count="27" meta:non-whitespace-character-count="795"/>
  </office:meta>
</office:document-meta>
</file>